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H</mi>
      <mrow>
        <mi/>
        <mo stretchy="false">=</mo>
        <mi/>
      </mrow>
      <mi>J</mi>
      <mrow>
        <mo stretchy="false">(</mo>
        <mrow>
          <mstyle mathvariant="bold">
            <mrow>
              <mi>q</mi>
            </mrow>
          </mstyle>
          <mi>,</mi>
          <mstyle mathvariant="bold">
            <mrow>
              <mi>p</mi>
            </mrow>
          </mstyle>
          <mi>,</mi>
          <mi>t</mi>
        </mrow>
        <mo stretchy="false">)</mo>
      </mrow>
    </mrow>
    <annotation encoding="StarMath 5.0">H `=` J ( bold q , bold p ,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20:29:21.447000000</meta:creation-date>
    <meta:generator>LibreOffice/4.1.4.2$Windows_x86 LibreOffice_project/0a0440ccc0227ad9829de5f46be37cfb6edcf72</meta:generator>
  </office:meta>
</office:document-meta>
</file>